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2BB00000053328E02DDAA0F9BA3.png" manifest:media-type="image/png"/>
  <manifest:file-entry manifest:full-path="Pictures/10000201000002D4000000513B34E35CB91D2C03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0cm, 0cm)"/>
    </style:style>
    <style:style style:name="gr3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0cm, 0cm)"/>
    </style:style>
    <style:style style:name="gr4" style:family="graphic">
      <style:graphic-properties style:protect="size"/>
    </style:style>
    <style:style style:name="pr1" style:family="presentation" style:parent-style-name="Diapositiva_20_de_20_título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style:font-name="aakar"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4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1 Gráfico" draw:style-name="gr1" draw:text-style-name="P1" draw:layer="layout" svg:width="33.866cm" svg:height="19.049cm" svg:x="0.001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CuadroTexto 4" draw:style-name="gr2" draw:text-style-name="P3" draw:layer="layout" svg:width="12.249cm" svg:height="1.367cm" svg:x="21.46cm" svg:y="6.454cm">
          <text:p text:style-name="P2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" draw:style-name="gr3" draw:text-style-name="P4" draw:layer="layout" svg:width="11.823cm" svg:height="1.398cm" svg:x="21.46cm" svg:y="7.822cm">
          <text:p text:style-name="P2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2D4000000513B34E35CB91D2C03.png" xlink:type="simple" xlink:show="embed" xlink:actuate="onLoad"/>
    <draw:fill-image draw:name="msFillBitmap_20_2" draw:display-name="msFillBitmap 2" xlink:href="Pictures/10000201000002BB00000053328E02DDAA0F9BA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style:rfc-language-tag="en-150" fo:language="e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rfc-language-tag-asian="en-150" style:language-asian="en" style:font-style-asian="normal" style:font-weight-asian="normal" style:font-name-complex="Lohit Devanagari" style:font-family-complex="'Lohit Devanagari'" style:font-family-generic-complex="system" style:font-pitch-complex="variable" style:font-size-complex="28pt" style:rfc-language-tag-complex="en-150" style:language-complex="en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style:rfc-language-tag="en-150" fo:language="e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rfc-language-tag-asian="en-150" style:language-asian="en" style:font-style-asian="normal" style:font-weight-asian="normal" style:font-name-complex="Lohit Devanagari" style:font-family-complex="'Lohit Devanagari'" style:font-family-generic-complex="system" style:font-pitch-complex="variable" style:font-size-complex="18pt" style:rfc-language-tag-complex="en-150" style:language-complex="e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Marcador de fech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09-19">9/19/19</text:date></text:span></text:p>
        </draw:text-box>
      </draw:frame>
      <draw:frame draw:name="Marcador de pie de pá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Leonardo Camus</meta:initial-creator>
    <meta:editing-cycles>5</meta:editing-cycles>
    <meta:creation-date>2017-04-11T19:50:58</meta:creation-date>
    <dc:date>2019-09-19T17:43:11.192806288</dc:date>
    <meta:editing-duration>PT14M3S</meta:editing-duration>
    <meta:generator>LibreOffice/6.0.7.3$Linux_X86_64 LibreOffice_project/00m0$Build-3</meta:generator>
    <meta:document-statistic meta:object-count="2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0003" number:language="es" number:country="CL">
      <number:number number:decimal-places="0" loext:min-decimal-places="0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'Playfair Display'" style:font-style-name="Regular" fo:font-size="24pt" style:font-size-asian="32pt" style:font-weight-asian="bold" style:font-family-complex="LMRomanM" style:font-size-complex="32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30003">
      <style:chart-properties chart:display-label="true" chart:tick-marks-major-inner="true" chart:tick-marks-major-outer="tru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'Playfair Display'" style:font-style-name="Regular" fo:font-size="20pt" style:font-size-asian="24pt" style:font-weight-asian="bold" style:font-family-complex="LMRomanM" style:font-size-complex="24pt" style:font-weight-complex="bold"/>
    </style:style>
    <style:style style:name="ch5" style:family="chart">
      <style:chart-properties chart:auto-position="true" style:rotation-angle="0"/>
      <style:text-properties fo:color="#000000" style:text-position="0% 100%" fo:font-family="'Playfair Display'" style:font-style-name="Regular" fo:font-size="20pt" style:font-size-asian="28pt" style:font-weight-asian="bold" style:font-family-complex="LMRomanM" style:font-size-complex="28pt" style:font-weight-complex="bold"/>
    </style:style>
    <style:style style:name="ch6" style:family="chart">
      <style:chart-properties style:rotation-angle="90"/>
      <style:text-properties fo:color="#000000" style:text-position="0% 100%" fo:font-family="'Playfair Display'" style:font-style-name="Regular" fo:font-size="20pt" style:font-size-asian="28pt" style:font-weight-asian="bold" style:font-family-complex="LMRomanM" style:font-size-complex="28pt" style:font-weight-complex="bold"/>
    </style:style>
    <style:style style:name="ch7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262626" draw:fill-color="#262626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force-intercept="false" chart:regression-type="linear"/>
      <style:graphic-properties svg:stroke-width="0.018cm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3.867cm" svg:height="19.05cm" xlink:href="." xlink:type="simple" chart:class="chart:scatter" chart:style-name="ch1">
        <chart:title svg:x="12.958cm" svg:y="0.516cm" chart:style-name="ch2">
          <text:p>1% - Iteration 100</text:p>
        </chart:title>
        <chart:plot-area chart:style-name="ch3" chart:data-source-has-labels="both" svg:x="3.118cm" svg:y="2.288cm" svg:width="30.458cm" svg:height="14.048cm">
          <chartooo:coordinate-region svg:x="5.856cm" svg:y="2.699cm" svg:width="26.475cm" svg:height="12.567cm"/>
          <chart:axis chart:dimension="x" chart:name="primary-x" chart:style-name="ch4" chartooo:axis-type="auto">
            <chart:title svg:x="13.272cm" svg:y="16.717cm" chart:style-name="ch5">
              <text:p>Observed Counts [veh/day]</text:p>
            </chart:title>
            <chart:categories table:cell-range-address="local-table.$A$2:.$A$37"/>
          </chart:axis>
          <chart:axis chart:dimension="y" chart:name="primary-y" chart:style-name="ch4">
            <chart:title svg:x="0.509cm" svg:y="14.374cm" chart:style-name="ch6">
              <text:p>Simulated Counts [veh/day]</text:p>
            </chart:title>
          </chart:axis>
          <chart:series chart:style-name="ch7" chart:values-cell-range-address="local-table.$B$2:.$B$37" chart:label-cell-address="local-table.$B$1" chart:class="chart:scatter">
            <chart:domain table:cell-range-address="local-table.$C$2:.$C$37"/>
            <chart:regression-curve chart:style-name="ch8"/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8200">
                <text:p>28200</text:p>
              </table:table-cell>
              <table:table-cell office:value-type="float" office:value="18408">
                <text:p>18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00">
                <text:p>17000</text:p>
              </table:table-cell>
              <table:table-cell office:value-type="float" office:value="10374">
                <text:p>10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00">
                <text:p>11700</text:p>
              </table:table-cell>
              <table:table-cell office:value-type="float" office:value="8317">
                <text:p>8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00">
                <text:p>17000</text:p>
              </table:table-cell>
              <table:table-cell office:value-type="float" office:value="17018">
                <text:p>17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00">
                <text:p>12500</text:p>
              </table:table-cell>
              <table:table-cell office:value-type="float" office:value="24527">
                <text:p>24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200">
                <text:p>24200</text:p>
              </table:table-cell>
              <table:table-cell office:value-type="float" office:value="10573">
                <text:p>10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00">
                <text:p>7700</text:p>
              </table:table-cell>
              <table:table-cell office:value-type="float" office:value="11454">
                <text:p>11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00">
                <text:p>12200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0">
                <text:p>2100</text:p>
              </table:table-cell>
              <table:table-cell office:value-type="float" office:value="5093">
                <text:p>5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00">
                <text:p>12900</text:p>
              </table:table-cell>
              <table:table-cell office:value-type="float" office:value="8515">
                <text:p>8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200">
                <text:p>28200</text:p>
              </table:table-cell>
              <table:table-cell office:value-type="float" office:value="7926">
                <text:p>7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00">
                <text:p>35700</text:p>
              </table:table-cell>
              <table:table-cell office:value-type="float" office:value="8094">
                <text:p>8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00">
                <text:p>9500</text:p>
              </table:table-cell>
              <table:table-cell office:value-type="float" office:value="15155">
                <text:p>15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00">
                <text:p>10500</text:p>
              </table:table-cell>
              <table:table-cell office:value-type="float" office:value="9072">
                <text:p>9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00">
                <text:p>8500</text:p>
              </table:table-cell>
              <table:table-cell office:value-type="float" office:value="14591">
                <text:p>14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00">
                <text:p>3200</text:p>
              </table:table-cell>
              <table:table-cell office:value-type="float" office:value="14447">
                <text:p>14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0">
                <text:p>2600</text:p>
              </table:table-cell>
              <table:table-cell office:value-type="float" office:value="12183">
                <text:p>12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00">
                <text:p>28900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00">
                <text:p>7100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00">
                <text:p>15200</text:p>
              </table:table-cell>
              <table:table-cell office:value-type="float" office:value="14762">
                <text:p>14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00">
                <text:p>15800</text:p>
              </table:table-cell>
              <table:table-cell office:value-type="float" office:value="12706">
                <text:p>12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00">
                <text:p>22000</text:p>
              </table:table-cell>
              <table:table-cell office:value-type="float" office:value="22332">
                <text:p>22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00">
                <text:p>18300</text:p>
              </table:table-cell>
              <table:table-cell office:value-type="float" office:value="15330">
                <text:p>153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00">
                <text:p>9900</text:p>
              </table:table-cell>
              <table:table-cell office:value-type="float" office:value="20088">
                <text:p>20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00">
                <text:p>8300</text:p>
              </table:table-cell>
              <table:table-cell office:value-type="float" office:value="12692">
                <text:p>12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00">
                <text:p>12500</text:p>
              </table:table-cell>
              <table:table-cell office:value-type="float" office:value="8431">
                <text:p>8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00">
                <text:p>14800</text:p>
              </table:table-cell>
              <table:table-cell office:value-type="float" office:value="22903">
                <text:p>22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00">
                <text:p>7700</text:p>
              </table:table-cell>
              <table:table-cell office:value-type="float" office:value="14520">
                <text:p>145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0">
                <text:p>2600</text:p>
              </table:table-cell>
              <table:table-cell office:value-type="float" office:value="10205">
                <text:p>10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0">
                <text:p>900</text:p>
              </table:table-cell>
              <table:table-cell office:value-type="float" office:value="3662">
                <text:p>3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00">
                <text:p>8700</text:p>
              </table:table-cell>
              <table:table-cell office:value-type="float" office:value="18781">
                <text:p>18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0">
                <text:p>2200</text:p>
              </table:table-cell>
              <table:table-cell office:value-type="float" office:value="5954">
                <text:p>5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00">
                <text:p>10800</text:p>
              </table:table-cell>
              <table:table-cell office:value-type="float" office:value="14964">
                <text:p>14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00">
                <text:p>15000</text:p>
              </table:table-cell>
              <table:table-cell office:value-type="float" office:value="9560">
                <text:p>95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00">
                <text:p>9700</text:p>
              </table:table-cell>
              <table:table-cell office:value-type="float" office:value="34209">
                <text:p>34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